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rderWrapper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OrderWrapper.InOrderWrapper( VerificationInOrderMode mode , InOrderImpl in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